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style:text-position="0% 100%" officeooo:paragraph-rsid="00261bc4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261bc4"/>
    </style:style>
    <style:style style:name="P7" style:family="paragraph" style:parent-style-name="Standard" style:list-style-name="L2">
      <style:paragraph-properties fo:text-align="center" style:justify-single-word="false"/>
      <style:text-properties style:text-position="0% 100%" fo:font-style="normal" officeooo:rsid="000a4a62" officeooo:paragraph-rsid="00261bc4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VL Gothic" fo:font-size="10pt" officeooo:paragraph-rsid="00261bc4" style:font-size-asian="10pt" style:font-size-complex="10pt"/>
    </style:style>
    <style:style style:name="P9" style:family="paragraph" style:parent-style-name="Standard" style:list-style-name="L2">
      <style:paragraph-properties fo:text-align="center" style:justify-single-word="false"/>
      <style:text-properties style:text-position="0% 100%" style:font-name="VL Gothic" fo:font-size="10pt" officeooo:paragraph-rsid="00261bc4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officeooo:paragraph-rsid="00261bc4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261bc4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159ca"/>
    </style:style>
    <style:style style:name="T4" style:family="text">
      <style:text-properties style:text-position="super 58%" officeooo:rsid="00261bc4"/>
    </style:style>
    <style:style style:name="T5" style:family="text">
      <style:text-properties officeooo:rsid="00232977"/>
    </style:style>
    <style:style style:name="T6" style:family="text">
      <style:text-properties style:text-position="0% 100%"/>
    </style:style>
    <style:style style:name="T7" style:family="text">
      <style:text-properties officeooo:rsid="001451cf"/>
    </style:style>
    <style:style style:name="T8" style:family="text">
      <style:text-properties officeooo:rsid="001159ca"/>
    </style:style>
    <style:style style:name="T9" style:family="text">
      <style:text-properties officeooo:rsid="0012d39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b34d9" style:font-style-asian="italic" style:font-style-complex="italic"/>
    </style:style>
    <style:style style:name="T14" style:family="text">
      <style:text-properties fo:font-style="italic" officeooo:rsid="000a4a62" style:font-style-asian="italic" style:font-style-complex="italic"/>
    </style:style>
    <style:style style:name="T15" style:family="text">
      <style:text-properties officeooo:rsid="0013060f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a4a62" style:font-style-asian="normal" style:font-style-complex="normal"/>
    </style:style>
    <style:style style:name="T18" style:family="text">
      <style:text-properties style:font-name="Liberation Serif1"/>
    </style:style>
    <style:style style:name="T19" style:family="text">
      <style:text-properties style:font-name="Standard Symbols L"/>
    </style:style>
    <style:style style:name="T20" style:family="text">
      <style:text-properties officeooo:rsid="00261b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#<text:variable-set text:name="Assignment" office:value-type="float" office:value="10" style:data-style-name="N0">10</text:variable-set>: Pressure and Gas Laws</text:p>
      <text:list xml:id="list2754406931677209520" text:style-name="L2">
        <text:list-item>
          <text:p text:style-name="P11"><text:s/>The density of magma (near the earth's surface) is 5.519 x 10<text:span text:style-name="T2">3</text:span> kg/m<text:span text:style-name="T2">3</text:span><text:span text:style-name="T6">. <text:s/>A specially designed ship enters a magma pool to study the interior of the earth. <text:s/>The ship's hull will fail if the pressure on it becomes greater than 1 million Pascals. <text:s/></text:span></text:p>
          <text:list>
            <text:list-item>
              <text:p text:style-name="P5">How far down can the ship safely travel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0825197363602" text:continue-numbering="true" text:style-name="L2">
        <text:list-item>
          <text:list>
            <text:list-item>
              <text:p text:style-name="P5">The ship has a square window, 0.75 meters on each side. <text:s/>What is the force on the window at maximum depth?</text:p>
            </text:list-item>
          </text:list>
        </text:list-item>
      </text:list>
      <text:p text:style-name="P6"/>
      <text:p text:style-name="P6"/>
      <text:p text:style-name="P6"/>
      <text:list xml:id="list70826303445690" text:continue-numbering="true" text:style-name="L2">
        <text:list-header>
          <text:p text:style-name="P7"/>
        </text:list-header>
        <text:list-item>
          <text:p text:style-name="P5">Atmospheric Pressure is 1.0<text:span text:style-name="T7">3</text:span>1 x 10<text:span text:style-name="T2">5</text:span> pascals. <text:s/><text:span text:style-name="T8">The density of air is 1.225 kg/m</text:span><text:span text:style-name="T3">3</text:span><text:span text:style-name="T8">. <text:s/></text:span>If the <text:span text:style-name="T9">density o</text:span>f the atmosphere was the same everywhere, estimate the thickness of the atmosphere. </text:p>
        </text:list-item>
      </text:list>
      <text:p text:style-name="P6"/>
      <text:p text:style-name="P6"/>
      <text:p text:style-name="P6"/>
      <text:p text:style-name="P6"/>
      <text:list xml:id="list70825666868743" text:continue-numbering="true" text:style-name="L2">
        <text:list-item>
          <text:p text:style-name="P5">The <text:span text:style-name="T10">SS </text:span><text:span text:style-name="T11">Edmund Fitzgerald</text:span><text:span text:style-name="T10"> </text:span><text:s/>sank in Lake Superior on November 10, 1975, with the loss of the entire crew of 29. It is the largest <text:span text:style-name="T15">ship</text:span> to have ever sank in the great lakes. <text:s/>The ship had a mass of 8686 tons, and carried a load of 26,000 tons of Iron Ore. <text:s/>(hint: 1 ton = 1000 kg). <text:s/></text:p>
          <text:list>
            <text:list-item>
              <text:p text:style-name="P5">What is the volume of water that had to be displaced by the ship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0826204749312" text:continue-numbering="true" text:style-name="L2">
        <text:list-item>
          <text:list>
            <text:list-item>
              <text:p text:style-name="P5">The ship was roughly a rectangular prism, measuring 222 m x 23 m x 12 meters. <text:s/>How far would the water line be from the top of the ship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0825476428929" text:continue-numbering="true" text:style-name="L2">
        <text:list-item>
          <text:list>
            <text:list-item>
              <text:p text:style-name="P5">Why did the Edmond Fitzgerald sink?</text:p>
            </text:list-item>
          </text:list>
        </text:list-item>
      </text:list>
      <text:p text:style-name="P6"/>
      <text:p text:style-name="P6"/>
      <text:p text:style-name="P6"/>
      <text:p text:style-name="P8"/>
      <text:p text:style-name="P8"/>
      <text:p text:style-name="P8"/>
      <text:list xml:id="list70824854639667" text:continue-numbering="true" text:style-name="L2">
        <text:list-header>
          <text:p text:style-name="P9"><text:span text:style-name="T12">The legend lives on from the Chippewa on down, Of the big lake they call Gitchigumi<text:line-break/>The la</text:span><text:span text:style-name="T13">ke</text:span><text:span text:style-name="T12">, it's said, never gives up her dead </text:span><text:span text:style-name="T13">w</text:span><text:span text:style-name="T12">hen the skies of November turn gloomy.</text:span></text:p>
          <text:p text:style-name="P9"><text:span text:style-name="T16">- </text:span><text:span text:style-name="T17">Gordon Lightfoot, </text:span><text:span text:style-name="T14">The Wreck of the Edmund Fitzgerald</text:span></text:p>
        </text:list-header>
        <text:list-item>
          <text:p text:style-name="P5"><text:soft-page-break/>A spherical balloon, of radius r=0.2 m is filled with helium gas at 1.05 x 10<text:span text:style-name="T2">5</text:span> Pa, at a temperature of 20<text:span text:style-name="T18">°</text:span>C. <text:s/></text:p>
          <text:list>
            <text:list-item>
              <text:p text:style-name="P5">How big would the ballon be if it were put into a freezer at -15<text:span text:style-name="T18">°</text:span>C?</text:p>
            </text:list-item>
          </text:list>
        </text:list-item>
      </text:list>
      <text:p text:style-name="P6"/>
      <text:p text:style-name="P6"/>
      <text:p text:style-name="P6"/>
      <text:list xml:id="list70824774790303" text:continue-numbering="true" text:style-name="L2">
        <text:list-item>
          <text:list>
            <text:list-item>
              <text:p text:style-name="P5">How many helium atoms are contained inside the balloon?</text:p>
            </text:list-item>
          </text:list>
        </text:list-item>
      </text:list>
      <text:p text:style-name="P6"/>
      <text:p text:style-name="P6"/>
      <text:p text:style-name="P6"/>
      <text:list xml:id="list70824996425382" text:continue-numbering="true" text:style-name="L2">
        <text:list-item>
          <text:p text:style-name="P5">A diver is 50 meters below the surface of a freshwater lake, where the temperature is 10<text:span text:style-name="T18">°</text:span>C. <text:s/>He exhales a bubble of radius r=0.01m. <text:s/></text:p>
          <text:list>
            <text:list-item>
              <text:p text:style-name="P5">What is the pressure on the bubble at this depth? (hint: Be sure to include atmospheric pressure).</text:p>
            </text:list-item>
          </text:list>
        </text:list-item>
      </text:list>
      <text:p text:style-name="P6"/>
      <text:p text:style-name="P6"/>
      <text:p text:style-name="P6"/>
      <text:list xml:id="list70825072091114" text:continue-numbering="true" text:style-name="L2">
        <text:list-item>
          <text:list>
            <text:list-item>
              <text:p text:style-name="P5">What is the number of molecules in this bubble?</text:p>
            </text:list-item>
          </text:list>
        </text:list-item>
      </text:list>
      <text:p text:style-name="P6"/>
      <text:p text:style-name="P6"/>
      <text:p text:style-name="P6"/>
      <text:list xml:id="list70826296954252" text:continue-numbering="true" text:style-name="L2">
        <text:list-item>
          <text:list>
            <text:list-item>
              <text:p text:style-name="P5">The bubble rises to the surface, where the temperature is 20<text:span text:style-name="T18">°</text:span>C. <text:s/>Should the size of the bubble increase, decrease, or stay the same? <text:s/></text:p>
            </text:list-item>
          </text:list>
        </text:list-item>
      </text:list>
      <text:p text:style-name="P6"/>
      <text:p text:style-name="P6"><text:tab/>_______ Increase <text:s/>________ Decrease <text:s text:c="2"/>________ Stay the Same.</text:p>
      <text:p text:style-name="P6"><text:tab/>Justify your answer.</text:p>
      <text:p text:style-name="P6"/>
      <text:p text:style-name="P6"/>
      <text:p text:style-name="P6"/>
      <text:p text:style-name="P6"/>
      <text:list xml:id="list70825545925232" text:continue-numbering="true" text:style-name="L2">
        <text:list-item>
          <text:list>
            <text:list-item>
              <text:p text:style-name="P5">What is the radius of the bubble just as it breaks the surface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0826621297449" text:continue-numbering="true" text:style-name="L2">
        <text:list-item>
          <text:list>
            <text:list-item>
              <text:p text:style-name="P5">The same swimmer now goes to the ocean (<text:span text:style-name="T19">r</text:span> = 1025 kg/m<text:span text:style-name="T2">3</text:span>) and at the same depth and temperature, he exhales a bubble with the same number of molecules as before.</text:p>
              <text:list>
                <text:list-item>
                  <text:p text:style-name="P5">What is the volume of the bubble?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70825295119579" text:continue-numbering="true" text:style-name="L2">
        <text:list-item>
          <text:list>
            <text:list-item>
              <text:list>
                <text:list-item>
                  <text:p text:style-name="P5">What is the radius of the bubble as it breaks the surface?</text:p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61bc4"/>
    </style:style>
    <style:style style:name="MT3" style:family="text">
      <style:text-properties style:text-position="super 58%" officeooo:rsid="00261bc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2-09T07:08:24.409561422" text:date-adjust="PT24H00M00S">12/10/14</text:date></text:span></text:p>
      </style:header>
      <style:footer>
        <text:p text:style-name="MP1"><text:span text:style-name="MT2">2</text:span><text:span text:style-name="MT3">nd</text:span><text:span text:style-name="MT2"> </text:span>Nine Weeks<text:tab/><text:page-number text:select-page="current">1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7:07:26.119058800</meta:creation-date>
    <meta:editing-duration>P0D</meta:editing-duration>
    <meta:editing-cycles>2</meta:editing-cycles>
    <meta:generator>LibreOffice/4.2.7.2$Linux_X86_64 LibreOffice_project/420$Build-2</meta:generator>
    <meta:initial-creator>Jonas Williamson</meta:initial-creator>
    <dc:date>2014-12-09T07:08:24.387461186</dc:date>
    <dc:creator>Jonas Williamson</dc:creator>
    <meta:document-statistic meta:table-count="0" meta:image-count="1" meta:object-count="0" meta:page-count="2" meta:paragraph-count="26" meta:word-count="477" meta:character-count="2477" meta:non-whitespace-character-count="2011"/>
  </office:meta>
</office:document-meta>
</file>